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3.3722in" style:rel-column-width="4856*"/>
    </style:style>
    <style:style style:name="Table1.B" style:family="table-column">
      <style:table-column-properties style:column-width="3.3729in" style:rel-column-width="485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fo:color="#808080" style:font-name="DejaVu Sans Mono" fo:font-size="9pt" fo:font-style="italic" fo:font-weight="normal" officeooo:rsid="002e1b58" officeooo:paragraph-rsid="002e1b58" style:font-size-asian="8pt" style:font-weight-asian="normal" style:font-size-complex="8pt" style:font-weight-complex="normal"/>
    </style:style>
    <style:style style:name="P2" style:family="paragraph" style:parent-style-name="Preformatted_20_Text">
      <style:text-properties fo:color="#808080" style:font-name="DejaVu Sans Mono" fo:font-size="9pt" fo:font-style="italic" fo:font-weight="normal" officeooo:rsid="002ff1df" officeooo:paragraph-rsid="002ff1df" style:font-size-asian="8pt" style:font-weight-asian="normal" style:font-size-complex="8pt" style:font-weight-complex="normal"/>
    </style:style>
    <style:style style:name="P3" style:family="paragraph" style:parent-style-name="Preformatted_20_Text">
      <style:text-properties fo:color="#808080" style:font-name="DejaVu Sans Mono" fo:font-size="9pt" fo:font-style="italic" fo:font-weight="normal" officeooo:rsid="003090e0" officeooo:paragraph-rsid="003090e0" style:font-size-asian="8pt" style:font-weight-asian="normal" style:font-size-complex="8pt" style:font-weight-complex="normal"/>
    </style:style>
    <style:style style:name="P4" style:family="paragraph" style:parent-style-name="Preformatted_20_Text">
      <style:text-properties fo:color="#808080" style:font-name="DejaVu Sans Mono" fo:font-size="9pt" fo:font-style="italic" fo:font-weight="normal" officeooo:rsid="0031124b" officeooo:paragraph-rsid="0031124b" style:font-size-asian="8pt" style:font-weight-asian="normal" style:font-size-complex="8pt" style:font-weight-complex="normal"/>
    </style:style>
    <style:style style:name="P5" style:family="paragraph" style:parent-style-name="Preformatted_20_Text">
      <style:text-properties fo:color="#808080" style:font-name="DejaVu Sans Mono" fo:font-size="9pt" fo:font-style="italic" fo:font-weight="normal" officeooo:rsid="003288b5" officeooo:paragraph-rsid="003288b5" style:font-size-asian="8pt" style:font-weight-asian="normal" style:font-size-complex="8pt" style:font-weight-complex="normal"/>
    </style:style>
    <style:style style:name="P6" style:family="paragraph" style:parent-style-name="Preformatted_20_Text">
      <style:text-properties fo:color="#808080" style:font-name="DejaVu Sans Mono" fo:font-size="9pt" fo:font-style="italic" fo:font-weight="normal" officeooo:rsid="0033d329" officeooo:paragraph-rsid="0033d329" style:font-size-asian="8pt" style:font-weight-asian="normal" style:font-size-complex="8pt" style:font-weight-complex="normal"/>
    </style:style>
    <style:style style:name="P7" style:family="paragraph" style:parent-style-name="Preformatted_20_Text">
      <style:text-properties fo:color="#808080" style:font-name="DejaVu Sans Mono" fo:font-size="9pt" fo:font-style="italic" fo:font-weight="normal" officeooo:rsid="0034d4ac" officeooo:paragraph-rsid="0034d4ac" style:font-size-asian="8pt" style:font-weight-asian="normal" style:font-size-complex="8pt" style:font-weight-complex="normal"/>
    </style:style>
    <style:style style:name="P8" style:family="paragraph" style:parent-style-name="Preformatted_20_Text">
      <style:text-properties fo:color="#808080" style:font-name="DejaVu Sans Mono" fo:font-size="8pt" fo:font-style="italic" officeooo:rsid="002ac322" officeooo:paragraph-rsid="002ac322" style:font-size-asian="8pt" style:font-size-complex="8pt"/>
    </style:style>
    <style:style style:name="P9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/>
    </style:style>
    <style:style style:name="P10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style:font-name="DejaVu Sans Mono" fo:font-size="9pt"/>
    </style:style>
    <style:style style:name="P11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style:font-name="DejaVu Sans Mono" fo:font-size="9pt" fo:font-weight="normal" officeooo:rsid="002e1b58" officeooo:paragraph-rsid="002e1b58" style:font-size-asian="8pt" style:font-weight-asian="normal" style:font-size-complex="8pt" style:font-weight-complex="normal"/>
    </style:style>
    <style:style style:name="P12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style:font-name="DejaVu Sans Mono" fo:font-size="9pt" fo:font-style="italic" fo:font-weight="normal" officeooo:rsid="002e1b58" officeooo:paragraph-rsid="002e1b58" style:font-size-asian="8pt" style:font-weight-asian="normal" style:font-size-complex="8pt" style:font-weight-complex="normal"/>
    </style:style>
    <style:style style:name="P13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style:font-name="DejaVu Sans Mono" fo:font-size="9pt" fo:font-style="italic" fo:font-weight="normal" officeooo:rsid="0031124b" officeooo:paragraph-rsid="0031124b" style:font-size-asian="8pt" style:font-weight-asian="normal" style:font-size-complex="8pt" style:font-weight-complex="normal"/>
    </style:style>
    <style:style style:name="P14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style:font-name="DejaVu Sans Mono" fo:font-size="9pt" officeooo:paragraph-rsid="002e1b58"/>
    </style:style>
    <style:style style:name="P15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style:font-name="DejaVu Sans Mono" fo:font-size="9pt" officeooo:rsid="0031124b" officeooo:paragraph-rsid="0031124b"/>
    </style:style>
    <style:style style:name="P16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style:font-name="DejaVu Sans Mono" fo:font-size="9pt" officeooo:paragraph-rsid="0031124b"/>
    </style:style>
    <style:style style:name="P17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style:font-name="DejaVu Sans Mono" fo:font-size="9pt" officeooo:rsid="003288b5" officeooo:paragraph-rsid="003288b5"/>
    </style:style>
    <style:style style:name="P18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style:font-name="DejaVu Sans Mono" fo:font-size="9pt" officeooo:rsid="0033d329" officeooo:paragraph-rsid="0033d329"/>
    </style:style>
    <style:style style:name="P19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style:font-name="DejaVu Sans Mono" fo:font-size="9pt" officeooo:rsid="0034d4ac" officeooo:paragraph-rsid="0034d4ac"/>
    </style:style>
    <style:style style:name="P20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style:font-name="DejaVu Sans Mono" fo:font-size="9pt" officeooo:rsid="00350afc" officeooo:paragraph-rsid="00350afc"/>
    </style:style>
    <style:style style:name="P21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style:font-name="DejaVu Sans Mono" fo:font-size="9pt" officeooo:rsid="003704be" officeooo:paragraph-rsid="003704be"/>
    </style:style>
    <style:style style:name="P22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style:font-name="DejaVu Sans Mono" fo:font-size="8pt" style:font-size-asian="8pt" style:font-size-complex="8pt"/>
    </style:style>
    <style:style style:name="P23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style:font-name="DejaVu Sans Mono" fo:font-size="8pt" officeooo:rsid="002e1b58" officeooo:paragraph-rsid="002e1b58" style:font-size-asian="8pt" style:font-size-complex="8pt"/>
    </style:style>
    <style:style style:name="P24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style:font-name="DejaVu Sans Mono" fo:font-size="8pt" fo:font-weight="bold" style:font-size-asian="8pt" style:font-weight-asian="bold" style:font-size-complex="8pt" style:font-weight-complex="bold"/>
    </style:style>
    <style:style style:name="P25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style:font-name="DejaVu Sans Mono" fo:font-size="8pt" fo:font-weight="normal" officeooo:rsid="002e1b58" officeooo:paragraph-rsid="002e1b58" style:font-size-asian="8pt" style:font-weight-asian="normal" style:font-size-complex="8pt" style:font-weight-complex="normal"/>
    </style:style>
    <style:style style:name="P26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fo:font-size="8pt" style:font-size-asian="8pt" style:font-size-complex="8pt"/>
    </style:style>
    <style:style style:name="P27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808080" style:font-name="DejaVu Sans Mono" fo:font-size="9pt" fo:font-style="italic"/>
    </style:style>
    <style:style style:name="P28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808080" style:font-name="DejaVu Sans Mono" fo:font-size="9pt" fo:font-style="italic" fo:font-weight="normal" officeooo:rsid="002e1b58" officeooo:paragraph-rsid="002e1b58" style:font-size-asian="8pt" style:font-weight-asian="normal" style:font-size-complex="8pt" style:font-weight-complex="normal"/>
    </style:style>
    <style:style style:name="P29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808080" style:font-name="DejaVu Sans Mono" fo:font-size="8pt" fo:font-style="italic" style:font-size-asian="8pt" style:font-size-complex="8pt"/>
    </style:style>
    <style:style style:name="P30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font-size="8pt" style:font-size-asian="8pt" style:font-size-complex="8pt"/>
    </style:style>
    <style:style style:name="P31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32" style:family="paragraph" style:parent-style-name="Preformatted_20_Text">
      <style:paragraph-properties fo:background-color="#ffffff">
        <style:background-image/>
      </style:paragraph-properties>
      <style:text-properties fo:color="#000000" style:font-name="DejaVu Sans Mono" fo:font-size="9pt"/>
    </style:style>
    <style:style style:name="P33" style:family="paragraph" style:parent-style-name="Preformatted_20_Text">
      <style:paragraph-properties fo:background-color="#ffffff">
        <style:background-image/>
      </style:paragraph-properties>
      <style:text-properties fo:color="#000000" fo:font-size="8pt" style:font-size-asian="8pt" style:font-size-complex="8pt"/>
    </style:style>
    <style:style style:name="P34" style:family="paragraph" style:parent-style-name="Preformatted_20_Text">
      <style:paragraph-properties fo:background-color="#ffffff">
        <style:background-image/>
      </style:paragraph-properties>
      <style:text-properties fo:color="#808080"/>
    </style:style>
    <style:style style:name="P35" style:family="paragraph" style:parent-style-name="Preformatted_20_Text">
      <style:paragraph-properties fo:background-color="#ffffff">
        <style:background-image/>
      </style:paragraph-properties>
      <style:text-properties fo:color="#808080" style:font-name="DejaVu Sans Mono" fo:font-size="8pt" fo:font-style="italic" style:font-size-asian="8pt" style:font-size-complex="8pt"/>
    </style:style>
    <style:style style:name="P36" style:family="paragraph" style:parent-style-name="Preformatted_20_Text">
      <style:paragraph-properties fo:background-color="#ffffff">
        <style:background-image/>
      </style:paragraph-properties>
      <style:text-properties fo:color="#808080" fo:font-size="8pt" style:font-size-asian="8pt" style:font-size-complex="8pt"/>
    </style:style>
    <style:style style:name="P37" style:family="paragraph" style:parent-style-name="Table_20_Contents">
      <style:text-properties fo:font-size="8pt" fo:font-weight="bold" officeooo:rsid="001e01e7" officeooo:paragraph-rsid="001e01e7" style:font-size-asian="8pt" style:font-weight-asian="bold" style:font-size-complex="8pt" style:font-weight-complex="bold"/>
    </style:style>
    <style:style style:name="P38" style:family="paragraph" style:parent-style-name="Table_20_Contents">
      <style:text-properties fo:font-size="8pt" fo:font-weight="bold" officeooo:rsid="002e1b58" officeooo:paragraph-rsid="002e1b58" style:font-size-asian="8pt" style:font-weight-asian="bold" style:font-size-complex="8pt" style:font-weight-complex="bold"/>
    </style:style>
    <style:style style:name="P39" style:family="paragraph" style:parent-style-name="Table_20_Contents">
      <style:text-properties fo:font-size="8pt" style:font-size-asian="8pt" style:font-size-complex="8pt"/>
    </style:style>
    <style:style style:name="P40" style:family="paragraph" style:parent-style-name="Table_20_Contents">
      <style:text-properties fo:font-size="8pt" officeooo:rsid="001f5d15" officeooo:paragraph-rsid="001f5d15" style:font-size-asian="8pt" style:font-size-complex="8pt"/>
    </style:style>
    <style:style style:name="P41" style:family="paragraph" style:parent-style-name="Table_20_Contents">
      <style:text-properties fo:font-size="8pt" officeooo:rsid="00206a62" officeooo:paragraph-rsid="00206a62" style:font-size-asian="8pt" style:font-size-complex="8pt"/>
    </style:style>
    <style:style style:name="P42" style:family="paragraph" style:parent-style-name="Table_20_Contents">
      <style:text-properties fo:font-size="8pt" officeooo:paragraph-rsid="00206a62" style:font-size-asian="8pt" style:font-size-complex="8pt"/>
    </style:style>
    <style:style style:name="P43" style:family="paragraph" style:parent-style-name="Table_20_Contents">
      <style:text-properties fo:font-size="8pt" officeooo:rsid="0020abb1" officeooo:paragraph-rsid="0020abb1" style:font-size-asian="8pt" style:font-size-complex="8pt"/>
    </style:style>
    <style:style style:name="P44" style:family="paragraph" style:parent-style-name="Table_20_Contents">
      <style:text-properties fo:font-size="8pt" officeooo:rsid="00227de3" officeooo:paragraph-rsid="00227de3" style:font-size-asian="8pt" style:font-size-complex="8pt"/>
    </style:style>
    <style:style style:name="P45" style:family="paragraph" style:parent-style-name="Table_20_Contents">
      <style:text-properties fo:font-size="8pt" officeooo:rsid="00252a9a" officeooo:paragraph-rsid="00252a9a" style:font-size-asian="8pt" style:font-size-complex="8pt"/>
    </style:style>
    <style:style style:name="P46" style:family="paragraph" style:parent-style-name="Table_20_Contents">
      <style:text-properties fo:font-size="8pt" officeooo:rsid="002690df" officeooo:paragraph-rsid="002690df" style:font-size-asian="8pt" style:font-size-complex="8pt"/>
    </style:style>
    <style:style style:name="P47" style:family="paragraph" style:parent-style-name="Table_20_Contents">
      <style:text-properties fo:font-size="8pt" officeooo:rsid="002ac322" officeooo:paragraph-rsid="002ac322" style:font-size-asian="8pt" style:font-size-complex="8pt"/>
    </style:style>
    <style:style style:name="P48" style:family="paragraph" style:parent-style-name="Table_20_Contents">
      <style:text-properties fo:font-size="8pt" officeooo:rsid="002c76cd" officeooo:paragraph-rsid="002c76cd" style:font-size-asian="8pt" style:font-size-complex="8pt"/>
    </style:style>
    <style:style style:name="P49" style:family="paragraph" style:parent-style-name="Table_20_Contents">
      <style:text-properties fo:font-size="8pt" officeooo:rsid="002e1b58" officeooo:paragraph-rsid="002e1b58" style:font-size-asian="8pt" style:font-size-complex="8pt"/>
    </style:style>
    <style:style style:name="P50" style:family="paragraph" style:parent-style-name="Table_20_Contents">
      <style:text-properties fo:font-size="8pt" fo:font-weight="normal" officeooo:rsid="002e1b58" officeooo:paragraph-rsid="002e1b58" style:font-size-asian="8pt" style:font-weight-asian="normal" style:font-size-complex="8pt" style:font-weight-complex="normal"/>
    </style:style>
    <style:style style:name="T1" style:family="text">
      <style:text-properties fo:background-color="#efefef" loext:char-shading-value="0"/>
    </style:style>
    <style:style style:name="T2" style:family="text">
      <style:text-properties fo:color="#000080" fo:font-weight="bold" fo:background-color="#efefef" loext:char-shading-value="0"/>
    </style:style>
    <style:style style:name="T3" style:family="text">
      <style:text-properties fo:color="#000080" fo:font-weight="bold" fo:background-color="#e4e4ff" loext:char-shading-value="0"/>
    </style:style>
    <style:style style:name="T4" style:family="text">
      <style:text-properties fo:color="#000080" style:font-name="DejaVu Sans Mono" fo:font-size="9pt" fo:font-weight="bold" fo:background-color="#efefef" loext:char-shading-value="0"/>
    </style:style>
    <style:style style:name="T5" style:family="text">
      <style:text-properties fo:color="#000080" style:font-name="DejaVu Sans Mono" fo:font-weight="bold" fo:background-color="#efefef" loext:char-shading-value="0"/>
    </style:style>
    <style:style style:name="T6" style:family="text">
      <style:text-properties fo:color="#000080" style:font-name="DejaVu Sans Mono" fo:font-weight="bold" fo:background-color="#e4e4ff" loext:char-shading-value="0"/>
    </style:style>
    <style:style style:name="T7" style:family="text">
      <style:text-properties fo:color="#000080" fo:background-color="#efefef" loext:char-shading-value="0"/>
    </style:style>
    <style:style style:name="T8" style:family="text">
      <style:text-properties fo:color="#000080" fo:background-color="#e4e4ff" loext:char-shading-value="0"/>
    </style:style>
    <style:style style:name="T9" style:family="text">
      <style:text-properties fo:color="#000080" fo:font-style="italic" fo:font-weight="bold" officeooo:rsid="002e1b58" fo:background-color="#efefef" loext:char-shading-value="0" style:font-size-asian="8pt" style:font-weight-asian="normal" style:font-size-complex="8pt" style:font-weight-complex="normal"/>
    </style:style>
    <style:style style:name="T10" style:family="text">
      <style:text-properties fo:color="#000000" style:font-name="DejaVu Sans Mono"/>
    </style:style>
    <style:style style:name="T11" style:family="text">
      <style:text-properties fo:color="#000000" style:font-name="DejaVu Sans Mono" fo:background-color="#efefef" loext:char-shading-value="0"/>
    </style:style>
    <style:style style:name="T12" style:family="text">
      <style:text-properties fo:color="#0000ff" fo:font-weight="bold" fo:background-color="#efefef" loext:char-shading-value="0"/>
    </style:style>
    <style:style style:name="T13" style:family="text">
      <style:text-properties fo:color="#0000ff" style:font-name="DejaVu Sans Mono" fo:font-size="9pt" fo:font-weight="bold" fo:background-color="#efefef" loext:char-shading-value="0"/>
    </style:style>
    <style:style style:name="T14" style:family="text">
      <style:text-properties fo:color="#0000ff" style:font-name="DejaVu Sans Mono" fo:font-size="9pt" fo:font-weight="bold" fo:background-color="#e4e4ff" loext:char-shading-value="0"/>
    </style:style>
    <style:style style:name="T15" style:family="text">
      <style:text-properties fo:color="#0000ff" style:font-name="DejaVu Sans Mono" fo:font-weight="bold" fo:background-color="#efefef" loext:char-shading-value="0"/>
    </style:style>
    <style:style style:name="T16" style:family="text">
      <style:text-properties fo:color="#0000ff" fo:background-color="#efefef" loext:char-shading-value="0"/>
    </style:style>
    <style:style style:name="T17" style:family="text">
      <style:text-properties fo:color="#0000ff" fo:font-style="italic" fo:font-weight="bold" officeooo:rsid="002e1b58" fo:background-color="#efefef" loext:char-shading-value="0" style:font-size-asian="8pt" style:font-weight-asian="normal" style:font-size-complex="8pt" style:font-weight-complex="normal"/>
    </style:style>
    <style:style style:name="T18" style:family="text">
      <style:text-properties fo:color="#008000" fo:font-weight="bold" fo:background-color="#efefef" loext:char-shading-value="0"/>
    </style:style>
    <style:style style:name="T19" style:family="text">
      <style:text-properties fo:color="#008000" fo:background-color="#efefef" loext:char-shading-value="0"/>
    </style:style>
    <style:style style:name="T20" style:family="text">
      <style:text-properties fo:color="#008000" style:font-name="DejaVu Sans Mono" fo:font-size="9pt" fo:font-weight="bold" fo:background-color="#efefef" loext:char-shading-value="0"/>
    </style:style>
    <style:style style:name="T21" style:family="text">
      <style:text-properties fo:color="#008000" style:font-name="DejaVu Sans Mono" fo:font-weight="bold" fo:background-color="#efefef" loext:char-shading-value="0"/>
    </style:style>
    <style:style style:name="T22" style:family="text">
      <style:text-properties fo:color="#008000" fo:font-style="italic" fo:font-weight="bold" officeooo:rsid="002e1b58" fo:background-color="#efefef" loext:char-shading-value="0" style:font-size-asian="8pt" style:font-weight-asian="normal" style:font-size-complex="8pt" style:font-weight-complex="normal"/>
    </style:style>
    <style:style style:name="T23" style:family="text">
      <style:text-properties style:font-name="DejaVu Sans Mono"/>
    </style:style>
    <style:style style:name="T24" style:family="text">
      <style:text-properties style:font-name="DejaVu Sans Mono" fo:background-color="#efefef" loext:char-shading-value="0"/>
    </style:style>
    <style:style style:name="T25" style:family="text">
      <style:text-properties style:font-name="DejaVu Sans Mono" fo:font-size="9pt"/>
    </style:style>
    <style:style style:name="T26" style:family="text">
      <style:text-properties style:font-name="DejaVu Sans Mono" fo:font-size="9pt" fo:background-color="#efefef" loext:char-shading-value="0"/>
    </style:style>
    <style:style style:name="T27" style:family="text">
      <style:text-properties style:font-name="DejaVu Sans Mono" fo:font-size="9pt" fo:font-style="italic"/>
    </style:style>
    <style:style style:name="T28" style:family="text">
      <style:text-properties style:font-name="DejaVu Sans Mono" fo:font-style="italic"/>
    </style:style>
    <style:style style:name="T29" style:family="text">
      <style:text-properties fo:font-style="italic" fo:font-weight="normal" officeooo:rsid="002e1b58" fo:background-color="#efefef" loext:char-shading-value="0" style:font-size-asian="8pt" style:font-weight-asian="normal" style:font-size-complex="8pt" style:font-weight-complex="normal"/>
    </style:style>
    <style:style style:name="T30" style:family="text">
      <style:text-properties fo:color="#808080"/>
    </style:style>
    <style:style style:name="T31" style:family="text">
      <style:text-properties fo:color="#808080" style:font-name="DejaVu Sans Mono" fo:font-size="9pt" fo:font-style="italic"/>
    </style:style>
    <style:style style:name="T32" style:family="text">
      <style:text-properties fo:color="#808080" style:font-name="DejaVu Sans Mono" fo:font-style="italic"/>
    </style:style>
    <style:style style:name="T33" style:family="text">
      <style:text-properties officeooo:rsid="00206a62"/>
    </style:style>
    <style:style style:name="T34" style:family="text">
      <style:text-properties officeooo:rsid="00214971"/>
    </style:style>
    <style:style style:name="T35" style:family="text">
      <style:text-properties officeooo:rsid="00252a9a"/>
    </style:style>
    <style:style style:name="T36" style:family="text">
      <style:text-properties officeooo:rsid="00298dfa"/>
    </style:style>
    <style:style style:name="T37" style:family="text">
      <style:text-properties officeooo:rsid="002e1b58"/>
    </style:style>
    <style:style style:name="T38" style:family="text">
      <style:text-properties officeooo:rsid="0031124b"/>
    </style:style>
    <style:style style:name="T39" style:family="text">
      <style:text-properties fo:color="#ff66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line-break/></text:p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office:value-type="string">
            <text:p text:style-name="P37">5.2.1</text:p>
          </table:table-cell>
          <table:table-cell table:style-name="Table1.A1" office:value-type="string">
            <text:p text:style-name="P38">4.10.2</text:p>
          </table:table-cell>
          <table:table-cell table:style-name="Table1.C1" office:value-type="string">
            <text:p text:style-name="P37">Kommentar</text:p>
          </table:table-cell>
        </table:table-row>
        <table:table-row>
          <table:table-cell table:style-name="Table1.A2" office:value-type="string">
            <text:p text:style-name="P30"><text:span text:style-name="T11">&lt;</text:span><text:span text:style-name="T5">luceneMatchVersion</text:span><text:span text:style-name="T11">&gt;</text:span><text:span text:style-name="T10">5.2.1</text:span><text:span text:style-name="T11">&lt;/</text:span><text:span text:style-name="T5">luceneMatchVersion</text:span><text:span text:style-name="T11">&gt;</text:span></text:p>
          </table:table-cell>
          <table:table-cell table:style-name="Table1.A2" office:value-type="string">
            <text:p text:style-name="P22"><text:span text:style-name="T1">&lt;</text:span><text:span text:style-name="T3">luceneMatchVersion</text:span><text:span text:style-name="T1">&gt;</text:span>4.10.2<text:span text:style-name="T1">&lt;/</text:span><text:span text:style-name="T3">luceneMatchVersion</text:span><text:span text:style-name="T1">&gt;</text:span></text:p>
            <text:p text:style-name="P39"/>
          </table:table-cell>
          <table:table-cell table:style-name="Table1.C2" office:value-type="string">
            <text:p text:style-name="P40">angepasste Versionsnummer</text:p>
          </table:table-cell>
        </table:table-row>
        <table:table-row>
          <table:table-cell table:style-name="Table1.A2" office:value-type="string">
            <text:p text:style-name="P30"><text:span text:style-name="T11">&lt;</text:span><text:span text:style-name="T6">dataDir</text:span><text:span text:style-name="T11">&gt;</text:span><text:span text:style-name="T10">${solr.data.dir:}</text:span><text:span text:style-name="T11">&lt;/</text:span><text:span text:style-name="T6">dataDir</text:span><text:span text:style-name="T11">&gt;</text:span></text:p>
          </table:table-cell>
          <table:table-cell table:style-name="Table1.A2" office:value-type="string">
            <text:p text:style-name="P22"><text:span text:style-name="T1">&lt;</text:span><text:span text:style-name="T3">dataDir</text:span><text:span text:style-name="T1">&gt;</text:span>${solr.data.dir:}<text:span text:style-name="T1">&lt;/</text:span><text:span text:style-name="T3">dataDir</text:span><text:span text:style-name="T1">&gt;</text:span></text:p>
          </table:table-cell>
          <table:table-cell table:style-name="Table1.C2" office:value-type="string">
            <text:p text:style-name="P40">ok</text:p>
          </table:table-cell>
        </table:table-row>
        <table:table-row>
          <table:table-cell table:style-name="Table1.A2" office:value-type="string">
            <text:p text:style-name="P22"><text:span text:style-name="T1">&lt;</text:span><text:span text:style-name="T2">directoryFactory </text:span><text:span text:style-name="T12">name</text:span><text:span text:style-name="T18">="DirectoryFactory" </text:span></text:p>
            <text:p text:style-name="P30"><text:span text:style-name="T19"><text:s text:c="16"/></text:span><text:span text:style-name="T15">class</text:span><text:span text:style-name="T21">="${solr.directoryFactory:solr.NRTCachingDirectoryFactory}"</text:span><text:span text:style-name="T11">/&gt;</text:span></text:p>
          </table:table-cell>
          <table:table-cell table:style-name="Table1.A2" office:value-type="string">
            <text:p text:style-name="P22"><text:span text:style-name="T1">&lt;</text:span><text:span text:style-name="T2">directoryFactory </text:span><text:span text:style-name="T12">name</text:span><text:span text:style-name="T18">="DirectoryFactory" </text:span></text:p>
            <text:p text:style-name="P33"><text:span text:style-name="T19"><text:s text:c="18"/></text:span><text:span text:style-name="T15">class</text:span><text:span text:style-name="T21">="${solr.directoryFactory:solr.NRTCachingDirectoryFactory}"</text:span><text:span text:style-name="T24">&gt;</text:span></text:p>
            <text:p text:style-name="P33"><text:s text:c="2"/></text:p>
            <text:p text:style-name="P33"><text:s text:c="7"/></text:p>
            <text:p text:style-name="P33"><text:s text:c="2"/><text:span text:style-name="T24">&lt;</text:span><text:span text:style-name="T5">str </text:span><text:span text:style-name="T15">name</text:span><text:span text:style-name="T21">="solr.hdfs.home"</text:span><text:span text:style-name="T24">&gt;</text:span><text:span text:style-name="T23">${solr.hdfs.home:}</text:span><text:span text:style-name="T24">&lt;/</text:span><text:span text:style-name="T5">str</text:span><text:span text:style-name="T24">&gt;</text:span></text:p>
            <text:p text:style-name="P33"><text:s text:c="2"/><text:span text:style-name="T32">&lt;!-- The hadoop configuration files to use for the hdfs client. --&gt; <text:s text:c="3"/></text:span></text:p>
            <text:p text:style-name="P33"><text:span text:style-name="T30"><text:s text:c="2"/></text:span><text:span text:style-name="T24">&lt;</text:span><text:span text:style-name="T5">str </text:span><text:span text:style-name="T15">name</text:span><text:span text:style-name="T21">="solr.hdfs.confdir"</text:span><text:span text:style-name="T24">&gt;</text:span><text:span text:style-name="T23">${solr.hdfs.confdir:}</text:span><text:span text:style-name="T24">&lt;/</text:span><text:span text:style-name="T5">str</text:span><text:span text:style-name="T24">&gt;</text:span></text:p>
            <text:p text:style-name="P33"><text:s text:c="2"/><text:span text:style-name="T32">&lt;!-- Enable/Disable the hdfs cache. --&gt; <text:s text:c="3"/></text:span></text:p>
            <text:p text:style-name="P33"><text:span text:style-name="T30"><text:s text:c="2"/></text:span><text:span text:style-name="T24">&lt;</text:span><text:span text:style-name="T5">str </text:span><text:span text:style-name="T15">name</text:span><text:span text:style-name="T21">="solr.hdfs.blockcache.enabled"</text:span><text:span text:style-name="T24">&gt;</text:span><text:span text:style-name="T23">${solr.hdfs.blockcache.enabled:true}</text:span><text:span text:style-name="T24">&lt;/</text:span><text:span text:style-name="T5">str</text:span><text:span text:style-name="T24">&gt;</text:span></text:p>
            <text:p text:style-name="P33"><text:s text:c="2"/><text:span text:style-name="T32">&lt;!-- Enable/Disable using one global cache for all SolrCores. </text:span></text:p>
            <text:p text:style-name="P36"><text:s text:c="7"/><text:span text:style-name="T28">The settings used will be from the first HdfsDirectoryFactory created. --&gt; <text:s text:c="3"/></text:span></text:p>
            <text:p text:style-name="P33"><text:span text:style-name="T30"><text:s text:c="2"/></text:span><text:span text:style-name="T24">&lt;</text:span><text:span text:style-name="T5">str </text:span><text:span text:style-name="T15">name</text:span><text:span text:style-name="T21">="solr.hdfs.blockcache.global"</text:span><text:span text:style-name="T24">&gt;</text:span><text:span text:style-name="T23">${solr.hdfs.blockcache.global:true}</text:span><text:span text:style-name="T24">&lt;/</text:span><text:span text:style-name="T5">str</text:span><text:span text:style-name="T24">&gt;</text:span></text:p>
            <text:p text:style-name="P33"><text:s text:c="2"/></text:p>
            <text:p text:style-name="P22"><text:span text:style-name="T1">&lt;/</text:span><text:span text:style-name="T2">directoryFactory</text:span><text:span text:style-name="T1">&gt;</text:span></text:p>
          </table:table-cell>
          <table:table-cell table:style-name="Table1.C2" office:value-type="string">
            <text:p text:style-name="P40">HDFS configurations in 5.2.1 nicht übernommen</text:p>
            <text:p text:style-name="P40">(ist so auch nicht in techconfig)</text:p>
            <text:p text:style-name="P40">im Moment verwenden wir keine Kombination mit Hadoop, weswegen wir es wohl auch nicht konfigurieren müssen</text:p>
          </table:table-cell>
        </table:table-row>
        <table:table-row>
          <table:table-cell table:style-name="Table1.A2" office:value-type="string">
            <text:p text:style-name="P22"><text:span text:style-name="T1">&lt;</text:span><text:span text:style-name="T2">codecFactory </text:span><text:span text:style-name="T12">class</text:span><text:span text:style-name="T18">="solr.SchemaCodecFactory"</text:span><text:span text:style-name="T1">/&gt;</text:span></text:p>
          </table:table-cell>
          <table:table-cell table:style-name="Table1.A2" office:value-type="string">
            <text:p text:style-name="P22"><text:span text:style-name="T1">&lt;</text:span><text:span text:style-name="T2">codecFactory </text:span><text:span text:style-name="T12">class</text:span><text:span text:style-name="T18">="solr.SchemaCodecFactory"</text:span><text:span text:style-name="T1">/&gt;</text:span></text:p>
          </table:table-cell>
          <table:table-cell table:style-name="Table1.C2" office:value-type="string">
            <text:p text:style-name="P41">ok</text:p>
          </table:table-cell>
        </table:table-row>
        <table:table-row>
          <table:table-cell table:style-name="Table1.A2" office:value-type="string">
            <text:p text:style-name="P22"><text:span text:style-name="T1">&lt;</text:span><text:span text:style-name="T2">schemaFactory </text:span><text:span text:style-name="T12">class</text:span><text:span text:style-name="T18">="ClassicIndexSchemaFactory"</text:span><text:span text:style-name="T1">/&gt;</text:span></text:p>
          </table:table-cell>
          <table:table-cell table:style-name="Table1.A2" office:value-type="string">
            <text:p text:style-name="P22"><text:span text:style-name="T1">&lt;</text:span><text:span text:style-name="T2">schemaFactory </text:span><text:span text:style-name="T12">class</text:span><text:span text:style-name="T18">="ClassicIndexSchemaFactory"</text:span><text:span text:style-name="T1">/&gt;</text:span></text:p>
          </table:table-cell>
          <table:table-cell table:style-name="Table1.C2" office:value-type="string">
            <text:p text:style-name="P41">soweit gleich konfiguriert<text:line-break/>hier könnten wir noch weitere schemaFactories definieren</text:p>
            <text:p text:style-name="P41">(vor allem im Zusammenhang mit REST APIs)</text:p>
            <text:p text:style-name="P42"><text:span text:style-name="T33">zur Zeit nicht verwendet<text:line-break/></text:span><text:span text:style-name="T32">&lt;!-- To enable dynamic schema REST APIs, use the following for &lt;schemaFactory&gt;:</text:span></text:p>
            <text:p text:style-name="P36"><text:s text:c="5"/><text:span text:style-name="T28">&lt;schemaFactory class="ManagedIndexSchemaFactory"&gt;</text:span></text:p>
            <text:p text:style-name="P36"><text:soft-page-break/><text:s text:c="7"/><text:span text:style-name="T28">&lt;bool name="mutable"&gt;true&lt;/bool&gt;</text:span></text:p>
            <text:p text:style-name="P36"><text:s text:c="7"/><text:span text:style-name="T28">&lt;str name="managedSchemaResourceName"&gt;managed-schema&lt;/str&gt;</text:span></text:p>
            <text:p text:style-name="P36"><text:s text:c="5"/><text:span text:style-name="T28">&lt;/schemaFactory&gt;</text:span></text:p>
            <text:p text:style-name="P36"><text:s text:c="5"/></text:p>
            <text:p text:style-name="P36"><text:s text:c="5"/><text:span text:style-name="T28">When ManagedIndexSchemaFactory is specified, Solr will load the schema from</text:span></text:p>
            <text:p text:style-name="P36"><text:s text:c="5"/><text:span text:style-name="T28">the resource named in 'managedSchemaResourceName', rather than from schema.xml.</text:span></text:p>
            <text:p text:style-name="P36"><text:s text:c="5"/><text:span text:style-name="T28">Note that the managed schema resource CANNOT be named schema.xml. <text:s/>If the managed</text:span></text:p>
            <text:p text:style-name="P36"><text:s text:c="5"/><text:span text:style-name="T28">schema does not exist, Solr will create it after reading schema.xml, then rename</text:span></text:p>
            <text:p text:style-name="P36"><text:s text:c="5"/><text:span text:style-name="T28">'schema.xml' to 'schema.xml.bak'. </text:span></text:p>
            <text:p text:style-name="P36"><text:s text:c="5"/></text:p>
            <text:p text:style-name="P36"><text:s text:c="5"/><text:span text:style-name="T28">Do NOT hand edit the managed schema - external modifications will be ignored and</text:span></text:p>
            <text:p text:style-name="P36"><text:s text:c="5"/><text:span text:style-name="T28">overwritten as a result of schema modification REST API calls.</text:span></text:p>
            <text:p text:style-name="P36"><text:s text:c="5"/><text:span text:style-name="T28">When ManagedIndexSchemaFactory is specified with mutable = true, schema</text:span></text:p>
            <text:p text:style-name="P36"><text:s text:c="5"/><text:span text:style-name="T28">modification REST API calls will be allowed; otherwise, error responses will be</text:span></text:p>
            <text:p text:style-name="P36"><text:s text:c="5"/><text:span text:style-name="T28">sent back for these requests. </text:span></text:p>
            <text:p text:style-name="P30"><text:span text:style-name="T32">--&gt;</text:span></text:p>
          </table:table-cell>
        </table:table-row>
        <table:table-row>
          <table:table-cell table:style-name="Table1.A2" office:value-type="string">
            <text:p text:style-name="P22"><text:span text:style-name="T1">&lt;</text:span><text:span text:style-name="T2">indexConfig</text:span><text:span text:style-name="T1">&gt;</text:span></text:p>
            <text:p text:style-name="P33"><text:s text:c="4"/><text:span text:style-name="T24">&lt;</text:span><text:span text:style-name="T5">lockType</text:span><text:span text:style-name="T24">&gt;</text:span><text:span text:style-name="T23">${solr.lock.type:native}</text:span><text:span text:style-name="T24">&lt;/</text:span><text:span text:style-name="T5">lockType</text:span><text:span text:style-name="T24">&gt;</text:span></text:p>
            <text:p text:style-name="P33"><text:s text:c="4"/><text:span text:style-name="T24">&lt;</text:span><text:span text:style-name="T5">infoStream</text:span><text:span text:style-name="T24">&gt;</text:span><text:span text:style-name="T23">true</text:span><text:span text:style-name="T24">&lt;/</text:span><text:span text:style-name="T5">infoStream</text:span><text:span text:style-name="T24">&gt;</text:span></text:p>
            <text:p text:style-name="P22"><text:span text:style-name="T1">&lt;/</text:span><text:span text:style-name="T2">indexConfig</text:span><text:span text:style-name="T1">&gt;</text:span></text:p>
            <text:p text:style-name="P22"/>
          </table:table-cell>
          <table:table-cell table:style-name="Table1.A2" office:value-type="string">
            <text:p text:style-name="P22"><text:span text:style-name="T1">&lt;</text:span><text:span text:style-name="T2">indexConfig</text:span><text:span text:style-name="T1">&gt;</text:span></text:p>
            <text:p text:style-name="P33"><text:s text:c="2"/><text:span text:style-name="T24">&lt;</text:span><text:span text:style-name="T5">lockType</text:span><text:span text:style-name="T24">&gt;</text:span><text:span text:style-name="T23">${solr.lock.type:native}</text:span><text:span text:style-name="T24">&lt;/</text:span><text:span text:style-name="T5">lockType</text:span><text:span text:style-name="T24">&gt;</text:span></text:p>
            <text:p text:style-name="P33"><text:s text:c="3"/><text:span text:style-name="T24">&lt;</text:span><text:span text:style-name="T5">infoStream</text:span><text:span text:style-name="T24">&gt;</text:span><text:span text:style-name="T23">true</text:span><text:span text:style-name="T24">&lt;/</text:span><text:span text:style-name="T5">infoStream</text:span><text:span text:style-name="T24">&gt;</text:span></text:p>
            <text:p text:style-name="P33"><text:s text:c="2"/></text:p>
            <text:p text:style-name="P33"><text:s text:c="3"/><text:span text:style-name="T24">&lt;</text:span><text:span text:style-name="T5">checkIntegrityAtMerge</text:span><text:span text:style-name="T24">&gt;</text:span><text:span text:style-name="T23">false</text:span><text:span text:style-name="T24">&lt;/</text:span><text:span text:style-name="T5">checkIntegrityAtMerge</text:span><text:span text:style-name="T24">&gt;</text:span></text:p>
            <text:p text:style-name="P22"><text:span text:style-name="T1">&lt;/</text:span><text:span text:style-name="T2">indexConfig</text:span><text:span text:style-name="T1">&gt;</text:span></text:p>
          </table:table-cell>
          <table:table-cell table:style-name="Table1.C2" office:value-type="string">
            <text:p text:style-name="P43">in 5.2.1 (tech) werden nur zwei Standardwerte gesetzt. Der Rest wird als Default übernommen.<text:line-break/>4.10.2 setzt noch explizit <text:line-break/>checkIntegrityAtMerge<text:line-break/>→ nachschauen was hier als default gesetzt wird.<text:line-break/><text:line-break/>Generell nachlesen: welche Werte werden in indexConfig laut Doku noch alles gesetzt?<text:line-break/>Was könnte für uns Sinn ergeben? <text:s/><text:line-break/><text:line-break/><text:span text:style-name="T34">s. p. 406 Reference Guide 5.2</text:span></text:p>
          </table:table-cell>
        </table:table-row>
        <table:table-row>
          <table:table-cell table:style-name="Table1.A2" office:value-type="string">
            <text:p text:style-name="P22"><text:span text:style-name="T1">&lt;</text:span><text:span text:style-name="T3">jmx</text:span><text:span text:style-name="T7"> </text:span><text:span text:style-name="T1">/&gt;</text:span></text:p>
          </table:table-cell>
          <table:table-cell table:style-name="Table1.A2" office:value-type="string">
            <text:p text:style-name="P24"><text:span text:style-name="T1">&lt;</text:span><text:span text:style-name="T8">jmx</text:span><text:span text:style-name="T7"> </text:span><text:span text:style-name="T1">/&gt;</text:span></text:p>
          </table:table-cell>
          <table:table-cell table:style-name="Table1.C2" office:value-type="string">
            <text:p text:style-name="P44">ok<text:line-break/><text:span text:style-name="T35">Hier evtl. Möglichkeit, sich mit einem speziellen server zu verbinden</text:span></text:p>
          </table:table-cell>
        </table:table-row>
        <table:table-row>
          <table:table-cell table:style-name="Table1.A2" office:value-type="string">
            <text:p text:style-name="P22"><text:span text:style-name="T1">&lt;</text:span><text:span text:style-name="T2">updateHandler </text:span><text:span text:style-name="T12">class</text:span><text:span text:style-name="T18">="solr.DirectUpdateHandler2"</text:span><text:span text:style-name="T1">&gt;</text:span></text:p>
          </table:table-cell>
          <table:table-cell table:style-name="Table1.A2" office:value-type="string">
            <text:p text:style-name="P24"><text:span text:style-name="T1">&lt;</text:span><text:span text:style-name="T7">updateHandler </text:span><text:span text:style-name="T16">class</text:span><text:span text:style-name="T19">="solr.DirectUpdateHandler2"</text:span><text:span text:style-name="T1">&gt;</text:span></text:p>
          </table:table-cell>
          <table:table-cell table:style-name="Table1.C2" office:value-type="string">
            <text:p text:style-name="P45">ok<text:line-break/><text:line-break/><text:span text:style-name="T36">schliesst eine Reihe von weiteren Konfigurationen ein</text:span></text:p>
          </table:table-cell>
        </table:table-row>
        <table:table-row>
          <table:table-cell table:style-name="Table1.A2" office:value-type="string">
            <text:p text:style-name="P22"><text:span text:style-name="T1">&lt;</text:span><text:span text:style-name="T3">updateLog</text:span><text:span text:style-name="T1">&gt;</text:span></text:p>
            <text:p text:style-name="P33"><text:soft-page-break/><text:s text:c="2"/><text:span text:style-name="T24">&lt;</text:span><text:span text:style-name="T5">str </text:span><text:span text:style-name="T15">name</text:span><text:span text:style-name="T21">="dir"</text:span><text:span text:style-name="T24">&gt;</text:span><text:span text:style-name="T23">${solr.ulog.dir:}</text:span><text:span text:style-name="T24">&lt;/</text:span><text:span text:style-name="T5">str</text:span><text:span text:style-name="T24">&gt;</text:span></text:p>
            <text:p text:style-name="P33"><text:s text:c="2"/><text:span text:style-name="T24">&lt;</text:span><text:span text:style-name="T5">int </text:span><text:span text:style-name="T15">name</text:span><text:span text:style-name="T21">="numVersionBuckets"</text:span><text:span text:style-name="T24">&gt;</text:span><text:span text:style-name="T23">${solr.ulog.numVersionBuckets:65536}</text:span><text:span text:style-name="T24">&lt;/</text:span><text:span text:style-name="T5">int</text:span><text:span text:style-name="T24">&gt;</text:span></text:p>
            <text:p text:style-name="P22"><text:span text:style-name="T1">&lt;/</text:span><text:span text:style-name="T3">updateLog</text:span><text:span text:style-name="T1">&gt;</text:span></text:p>
          </table:table-cell>
          <table:table-cell table:style-name="Table1.A2" office:value-type="string">
            <text:p text:style-name="P24"><text:span text:style-name="T1">&lt;</text:span><text:span text:style-name="T7">updateLog</text:span><text:span text:style-name="T1">&gt;</text:span></text:p>
            <text:p text:style-name="P33"><text:soft-page-break/><text:s text:c="2"/><text:span text:style-name="T24">&lt;</text:span><text:span text:style-name="T5">str </text:span><text:span text:style-name="T15">name</text:span><text:span text:style-name="T21">="dir"</text:span><text:span text:style-name="T24">&gt;</text:span><text:span text:style-name="T23">${solr.ulog.dir:}</text:span><text:span text:style-name="T24">&lt;/</text:span><text:span text:style-name="T5">str</text:span><text:span text:style-name="T24">&gt;</text:span></text:p>
            <text:p text:style-name="P22"><text:span text:style-name="T1">&lt;/</text:span><text:span text:style-name="T2">updateLog</text:span><text:span text:style-name="T1">&gt;</text:span></text:p>
          </table:table-cell>
          <table:table-cell table:style-name="Table1.C2" office:value-type="string">
            <text:p text:style-name="P45">eine Anweisung hinzugekommen</text:p>
            <text:p text:style-name="P45">Nachlesen was sie bedeutet<text:line-break/><text:soft-page-break/></text:p>
          </table:table-cell>
        </table:table-row>
        <table:table-row>
          <table:table-cell table:style-name="Table1.A2" office:value-type="string">
            <text:p text:style-name="P22"><text:span text:style-name="T1">&lt;</text:span><text:span text:style-name="T2">autoCommit</text:span><text:span text:style-name="T1">&gt;</text:span> </text:p>
            <text:p text:style-name="P33"><text:s text:c="2"/><text:span text:style-name="T24">&lt;</text:span><text:span text:style-name="T5">maxTime</text:span><text:span text:style-name="T24">&gt;</text:span><text:span text:style-name="T23">${solr.autoCommit.maxTime:15000}</text:span><text:span text:style-name="T24">&lt;/</text:span><text:span text:style-name="T5">maxTime</text:span><text:span text:style-name="T24">&gt;</text:span><text:span text:style-name="T23"> </text:span></text:p>
            <text:p text:style-name="P33"><text:s text:c="2"/><text:span text:style-name="T24">&lt;</text:span><text:span text:style-name="T5">openSearcher</text:span><text:span text:style-name="T24">&gt;</text:span><text:span text:style-name="T23">false</text:span><text:span text:style-name="T24">&lt;/</text:span><text:span text:style-name="T5">openSearcher</text:span><text:span text:style-name="T24">&gt;</text:span><text:span text:style-name="T23"> </text:span></text:p>
            <text:p text:style-name="P22"><text:span text:style-name="T1">&lt;/</text:span><text:span text:style-name="T2">autoCommit</text:span><text:span text:style-name="T1">&gt;</text:span></text:p>
            <text:p text:style-name="P22"/>
          </table:table-cell>
          <table:table-cell table:style-name="Table1.A2" office:value-type="string">
            <text:p text:style-name="P24"><text:span text:style-name="T1">&lt;</text:span><text:span text:style-name="T7">autoCommit</text:span><text:span text:style-name="T1">&gt;</text:span></text:p>
            <text:p text:style-name="P36"><text:span text:style-name="T32"/></text:p>
            <text:p text:style-name="P33"><text:span text:style-name="T30"><text:s text:c="4"/></text:span><text:span text:style-name="T24">&lt;</text:span><text:span text:style-name="T5">maxTime</text:span><text:span text:style-name="T24">&gt;</text:span><text:span text:style-name="T23">${solr.autoCommit.maxTime:15000}</text:span><text:span text:style-name="T24">&lt;/</text:span><text:span text:style-name="T5">maxTime</text:span><text:span text:style-name="T24">&gt;</text:span></text:p>
            <text:p text:style-name="P33"><text:s text:c="4"/><text:span text:style-name="T24">&lt;</text:span><text:span text:style-name="T5">openSearcher</text:span><text:span text:style-name="T24">&gt;</text:span><text:span text:style-name="T23">false</text:span><text:span text:style-name="T24">&lt;/</text:span><text:span text:style-name="T5">openSearcher</text:span><text:span text:style-name="T24">&gt;</text:span></text:p>
            <text:p text:style-name="P26"><text:s/><text:span text:style-name="T24">&lt;/</text:span><text:span text:style-name="T5">autoCommit</text:span><text:span text:style-name="T24">&gt;</text:span></text:p>
            <text:p text:style-name="P24"/>
          </table:table-cell>
          <table:table-cell table:style-name="Table1.C2" office:value-type="string">
            <text:p text:style-name="P46">hier sollten wir weitere Möglichkeiten evaluieren und testen<text:line-break/>maxDoc etc.</text:p>
          </table:table-cell>
        </table:table-row>
        <table:table-row>
          <table:table-cell table:style-name="Table1.A2" office:value-type="string">
            <text:p text:style-name="P22"><text:span text:style-name="T1">&lt;</text:span><text:span text:style-name="T2">autoSoftCommit</text:span><text:span text:style-name="T1">&gt;</text:span> </text:p>
            <text:p text:style-name="P33"><text:s text:c="2"/><text:span text:style-name="T24">&lt;</text:span><text:span text:style-name="T5">maxTime</text:span><text:span text:style-name="T24">&gt;</text:span><text:span text:style-name="T23">${solr.autoSoftCommit.maxTime:-1}</text:span><text:span text:style-name="T24">&lt;/</text:span><text:span text:style-name="T5">maxTime</text:span><text:span text:style-name="T24">&gt;</text:span><text:span text:style-name="T23"> </text:span></text:p>
            <text:p text:style-name="P22"><text:span text:style-name="T1">&lt;/</text:span><text:span text:style-name="T2">autoSoftCommit</text:span><text:span text:style-name="T1">&gt;</text:span></text:p>
          </table:table-cell>
          <table:table-cell table:style-name="Table1.A2" office:value-type="string">
            <text:p text:style-name="P24"><text:span text:style-name="T1">&lt;</text:span><text:span text:style-name="T7">autoSoftCommit</text:span><text:span text:style-name="T1">&gt;</text:span> </text:p>
            <text:p text:style-name="P33"><text:s text:c="2"/><text:span text:style-name="T24">&lt;</text:span><text:span text:style-name="T5">maxTime</text:span><text:span text:style-name="T24">&gt;</text:span><text:span text:style-name="T23">${solr.autoSoftCommit.maxTime:-1}</text:span><text:span text:style-name="T24">&lt;/</text:span><text:span text:style-name="T5">maxTime</text:span><text:span text:style-name="T24">&gt;</text:span><text:span text:style-name="T23"> </text:span></text:p>
            <text:p text:style-name="P22"><text:span text:style-name="T1">&lt;/</text:span><text:span text:style-name="T2">autoSoftCommit</text:span><text:span text:style-name="T1">&gt;</text:span></text:p>
          </table:table-cell>
          <table:table-cell table:style-name="Table1.C2" office:value-type="string">
            <text:p text:style-name="P46">ok (gleich konfiguriert – aber was kann ich mit dem autoSoftCommit machen?</text:p>
          </table:table-cell>
        </table:table-row>
        <table:table-row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4"/>
          </table:table-cell>
          <table:table-cell table:style-name="Table1.C2" office:value-type="string">
            <text:p text:style-name="P47">was kann ich mit dieser Anweisung erreichen?</text:p>
            <text:p text:style-name="P8">&lt;!--</text:p>
            <text:p text:style-name="P35">&lt;indexReaderFactory name="IndexReaderFactory" class="package.class"&gt;</text:p>
            <text:p text:style-name="P36"><text:s text:c="2"/><text:span text:style-name="T28">&lt;str name="someArg"&gt;Some Value&lt;/str&gt;</text:span></text:p>
            <text:p text:style-name="P35">&lt;/indexReaderFactory &gt;</text:p>
            <text:p text:style-name="P29">--&gt;</text:p>
            <text:p text:style-name="P48">auch in 4.10.2 nicht verwendet</text:p>
          </table:table-cell>
        </table:table-row>
        <table:table-row>
          <table:table-cell table:style-name="Table1.A2" office:value-type="string">
            <text:p text:style-name="P23">eine Reihe von query Konfigurationen</text:p>
          </table:table-cell>
          <table:table-cell table:style-name="Table1.A2" office:value-type="string">
            <text:p text:style-name="P24"/>
          </table:table-cell>
          <table:table-cell table:style-name="Table1.C2" office:value-type="string">
            <text:p text:style-name="P47"/>
          </table:table-cell>
        </table:table-row>
        <table:table-row>
          <table:table-cell table:style-name="Table1.A2" office:value-type="string">
            <text:p text:style-name="P23"><text:span text:style-name="T1">&lt;</text:span><text:span text:style-name="T3">maxBooleanClauses</text:span><text:span text:style-name="T1">&gt;</text:span>1024<text:span text:style-name="T1">&lt;/</text:span><text:span text:style-name="T3">maxBooleanClauses</text:span><text:span text:style-name="T1">&gt;</text:span></text:p>
          </table:table-cell>
          <table:table-cell table:style-name="Table1.A2" office:value-type="string">
            <text:p text:style-name="P24"><text:span text:style-name="T1">&lt;</text:span><text:span text:style-name="T7">maxBooleanClauses</text:span><text:span text:style-name="T1">&gt;</text:span>1024<text:span text:style-name="T1">&lt;/</text:span><text:span text:style-name="T7">maxBooleanClauses</text:span><text:span text:style-name="T1">&gt;</text:span></text:p>
          </table:table-cell>
          <table:table-cell table:style-name="Table1.C2" office:value-type="string">
            <text:p text:style-name="P49">ok</text:p>
          </table:table-cell>
        </table:table-row>
        <table:table-row>
          <table:table-cell table:style-name="Table1.A2" office:value-type="string">
            <text:p text:style-name="P25"><text:span text:style-name="T1">&lt;</text:span><text:span text:style-name="T8">slowQueryThresholdMillis</text:span><text:span text:style-name="T1">&gt;</text:span>-1<text:span text:style-name="T1">&lt;/</text:span><text:span text:style-name="T8">slowQueryThresholdMillis</text:span><text:span text:style-name="T1">&gt;</text:span></text:p>
          </table:table-cell>
          <table:table-cell table:style-name="Table1.A2" office:value-type="string">
            <text:p text:style-name="P25">gibt es nicht</text:p>
          </table:table-cell>
          <table:table-cell table:style-name="Table1.C2" office:value-type="string">
            <text:p text:style-name="P50"/>
          </table:table-cell>
        </table:table-row>
        <table:table-row>
          <table:table-cell table:style-name="Table1.A2" office:value-type="string">
            <text:p text:style-name="P11"><text:span text:style-name="T1">&lt;</text:span><text:span text:style-name="T2">filterCache </text:span><text:span text:style-name="T12">class</text:span><text:span text:style-name="T18">="solr.FastLRUCache"</text:span></text:p>
            <text:p text:style-name="P31"><text:span text:style-name="T19"><text:s text:c="13"/></text:span><text:span text:style-name="T13">size</text:span><text:span text:style-name="T20">="512"</text:span></text:p>
            <text:p text:style-name="P31"><text:soft-page-break/><text:span text:style-name="T19"><text:s text:c="13"/></text:span><text:span text:style-name="T13">initialSize</text:span><text:span text:style-name="T20">="512"</text:span></text:p>
            <text:p text:style-name="P9"><text:span text:style-name="T19"><text:s text:c="13"/></text:span><text:span text:style-name="T14">autowarmCount</text:span><text:span text:style-name="T20">="0"</text:span><text:span text:style-name="T26">/&gt;</text:span></text:p>
          </table:table-cell>
          <table:table-cell table:style-name="Table1.A2" office:value-type="string">
            <text:p text:style-name="P11"><text:span text:style-name="T1">&lt;</text:span><text:span text:style-name="T2">filterCache </text:span><text:span text:style-name="T12">class</text:span><text:span text:style-name="T18">="solr.FastLRUCache"</text:span></text:p>
            <text:p text:style-name="P31"><text:span text:style-name="T19"><text:s text:c="13"/></text:span><text:span text:style-name="T13">size</text:span><text:span text:style-name="T20">="512"</text:span></text:p>
            <text:p text:style-name="P31"><text:soft-page-break/><text:span text:style-name="T19"><text:s text:c="13"/></text:span><text:span text:style-name="T13">initialSize</text:span><text:span text:style-name="T20">="512"</text:span></text:p>
            <text:p text:style-name="P9"><text:span text:style-name="T19"><text:s text:c="13"/></text:span><text:span text:style-name="T13">autowarmCount</text:span><text:span text:style-name="T20">="0"</text:span><text:span text:style-name="T26">/&gt;</text:span></text:p>
          </table:table-cell>
          <table:table-cell table:style-name="Table1.C2" office:value-type="string">
            <text:p text:style-name="P50">Nachlesen – anpassen?</text:p>
          </table:table-cell>
        </table:table-row>
        <table:table-row>
          <table:table-cell table:style-name="Table1.A2" office:value-type="string">
            <text:p text:style-name="P11"><text:span text:style-name="T1">&lt;</text:span><text:span text:style-name="T2">queryResultCache </text:span><text:span text:style-name="T12">class</text:span><text:span text:style-name="T18">="solr.LRUCache"</text:span></text:p>
            <text:p text:style-name="P31"><text:span text:style-name="T19"><text:s text:c="17"/></text:span><text:span text:style-name="T13">size</text:span><text:span text:style-name="T20">="512"</text:span></text:p>
            <text:p text:style-name="P31"><text:span text:style-name="T19"><text:s text:c="17"/></text:span><text:span text:style-name="T13">initialSize</text:span><text:span text:style-name="T20">="512"</text:span></text:p>
            <text:p text:style-name="P9"><text:span text:style-name="T19"><text:s text:c="17"/></text:span><text:span text:style-name="T13">autowarmCount</text:span><text:span text:style-name="T20">="0"</text:span><text:span text:style-name="T26">/&gt;</text:span></text:p>
          </table:table-cell>
          <table:table-cell table:style-name="Table1.A2" office:value-type="string">
            <text:p text:style-name="P11"><text:span text:style-name="T1">&lt;</text:span><text:span text:style-name="T2">queryResultCache </text:span><text:span text:style-name="T12">class</text:span><text:span text:style-name="T18">="solr.LRUCache"</text:span></text:p>
            <text:p text:style-name="P31"><text:span text:style-name="T19"><text:s text:c="17"/></text:span><text:span text:style-name="T13">size</text:span><text:span text:style-name="T20">="512"</text:span></text:p>
            <text:p text:style-name="P31"><text:span text:style-name="T19"><text:s text:c="17"/></text:span><text:span text:style-name="T13">initialSize</text:span><text:span text:style-name="T20">="512"</text:span></text:p>
            <text:p text:style-name="P9"><text:span text:style-name="T19"><text:s text:c="17"/></text:span><text:span text:style-name="T13">autowarmCount</text:span><text:span text:style-name="T20">="0"</text:span><text:span text:style-name="T26">/&gt;</text:span></text:p>
          </table:table-cell>
          <table:table-cell table:style-name="Table1.C2" office:value-type="string">
            <text:p text:style-name="P50">ok<text:line-break/>Nachlesen anpassen?</text:p>
          </table:table-cell>
        </table:table-row>
        <table:table-row>
          <table:table-cell table:style-name="Table1.A2" office:value-type="string">
            <text:p text:style-name="P11"><text:span text:style-name="T1">&lt;</text:span><text:span text:style-name="T2">documentCache </text:span><text:span text:style-name="T12">class</text:span><text:span text:style-name="T18">="solr.LRUCache"</text:span></text:p>
            <text:p text:style-name="P31"><text:span text:style-name="T19"><text:s text:c="15"/></text:span><text:span text:style-name="T13">size</text:span><text:span text:style-name="T20">="512"</text:span></text:p>
            <text:p text:style-name="P31"><text:span text:style-name="T19"><text:s text:c="15"/></text:span><text:span text:style-name="T13">initialSize</text:span><text:span text:style-name="T20">="512"</text:span></text:p>
            <text:p text:style-name="P9"><text:span text:style-name="T19"><text:s text:c="15"/></text:span><text:span text:style-name="T13">autowarmCount</text:span><text:span text:style-name="T20">="0"</text:span><text:span text:style-name="T26">/&gt;</text:span></text:p>
          </table:table-cell>
          <table:table-cell table:style-name="Table1.A2" office:value-type="string">
            <text:p text:style-name="P11"><text:span text:style-name="T1">&lt;</text:span><text:span text:style-name="T2">documentCache </text:span><text:span text:style-name="T12">class</text:span><text:span text:style-name="T18">="solr.LRUCache"</text:span></text:p>
            <text:p text:style-name="P31"><text:span text:style-name="T19"><text:s text:c="15"/></text:span><text:span text:style-name="T13">size</text:span><text:span text:style-name="T20">="512"</text:span></text:p>
            <text:p text:style-name="P31"><text:span text:style-name="T19"><text:s text:c="15"/></text:span><text:span text:style-name="T13">initialSize</text:span><text:span text:style-name="T20">="512"</text:span></text:p>
            <text:p text:style-name="P9"><text:span text:style-name="T19"><text:s text:c="15"/></text:span><text:span text:style-name="T13">autowarmCount</text:span><text:span text:style-name="T20">="0"</text:span><text:span text:style-name="T26">/&gt;</text:span></text:p>
          </table:table-cell>
          <table:table-cell table:style-name="Table1.C2" office:value-type="string">
            <text:p text:style-name="P50">ok<text:line-break/>Nachlesen – anpassen?</text:p>
          </table:table-cell>
        </table:table-row>
        <table:table-row>
          <table:table-cell table:style-name="Table1.A2" office:value-type="string">
            <text:p text:style-name="P28">&lt;!-- custom cache currently used by block join --&gt; </text:p>
            <text:p text:style-name="P32"><text:span text:style-name="T1">&lt;</text:span><text:span text:style-name="T2">cache </text:span><text:span text:style-name="T12">name</text:span><text:span text:style-name="T18">="perSegFilter"</text:span></text:p>
            <text:p text:style-name="P31"><text:span text:style-name="T19"><text:s text:c="2"/></text:span><text:span text:style-name="T13">class</text:span><text:span text:style-name="T20">="solr.search.LRUCache"</text:span></text:p>
            <text:p text:style-name="P31"><text:span text:style-name="T19"><text:s text:c="2"/></text:span><text:span text:style-name="T13">size</text:span><text:span text:style-name="T20">="10"</text:span></text:p>
            <text:p text:style-name="P31"><text:span text:style-name="T19"><text:s text:c="2"/></text:span><text:span text:style-name="T13">initialSize</text:span><text:span text:style-name="T20">="0"</text:span></text:p>
            <text:p text:style-name="P31"><text:span text:style-name="T19"><text:s text:c="2"/></text:span><text:span text:style-name="T13">autowarmCount</text:span><text:span text:style-name="T20">="10"</text:span></text:p>
            <text:p text:style-name="P9"><text:span text:style-name="T19"><text:s text:c="2"/></text:span><text:span text:style-name="T13">regenerator</text:span><text:span text:style-name="T20">="solr.NoOpRegenerator" </text:span><text:span text:style-name="T26">/&gt;</text:span></text:p>
          </table:table-cell>
          <table:table-cell table:style-name="Table1.A2" office:value-type="string">
            <text:p text:style-name="P28">&lt;!-- custom cache currently used by block join --&gt; </text:p>
            <text:p text:style-name="P32"><text:span text:style-name="T1">&lt;</text:span><text:span text:style-name="T2">cache </text:span><text:span text:style-name="T12">name</text:span><text:span text:style-name="T18">="perSegFilter"</text:span></text:p>
            <text:p text:style-name="P31"><text:span text:style-name="T19"><text:s text:c="2"/></text:span><text:span text:style-name="T13">class</text:span><text:span text:style-name="T20">="solr.search.LRUCache"</text:span></text:p>
            <text:p text:style-name="P31"><text:span text:style-name="T19"><text:s text:c="2"/></text:span><text:span text:style-name="T13">size</text:span><text:span text:style-name="T20">="10"</text:span></text:p>
            <text:p text:style-name="P31"><text:span text:style-name="T19"><text:s text:c="2"/></text:span><text:span text:style-name="T13">initialSize</text:span><text:span text:style-name="T20">="0"</text:span></text:p>
            <text:p text:style-name="P31"><text:span text:style-name="T19"><text:s text:c="2"/></text:span><text:span text:style-name="T13">autowarmCount</text:span><text:span text:style-name="T20">="10"</text:span></text:p>
            <text:p text:style-name="P9"><text:span text:style-name="T19"><text:s text:c="2"/></text:span><text:span text:style-name="T13">regenerator</text:span><text:span text:style-name="T20">="solr.NoOpRegenerator" </text:span><text:span text:style-name="T26">/&gt;</text:span></text:p>
          </table:table-cell>
          <table:table-cell table:style-name="Table1.C2" office:value-type="string">
            <text:p text:style-name="P50">Nachlesen – anpassen ?</text:p>
          </table:table-cell>
        </table:table-row>
        <table:table-row>
          <table:table-cell table:style-name="Table1.A2" office:value-type="string">
            <text:p text:style-name="P12"><text:span text:style-name="T1">&lt;</text:span><text:span text:style-name="T2">enableLazyFieldLoading</text:span><text:span text:style-name="T1">&gt;</text:span>true<text:span text:style-name="T1">&lt;/</text:span><text:span text:style-name="T2">enableLazyFieldLoading</text:span><text:span text:style-name="T1">&gt;</text:span></text:p>
          </table:table-cell>
          <table:table-cell table:style-name="Table1.A2" office:value-type="string">
            <text:p text:style-name="P12"><text:span text:style-name="T1">&lt;</text:span><text:span text:style-name="T3">enableLazyFieldLoading</text:span><text:span text:style-name="T1">&gt;</text:span>true<text:span text:style-name="T1">&lt;/</text:span><text:span text:style-name="T3">enableLazyFieldLoading</text:span><text:span text:style-name="T1">&gt;</text:span></text:p>
          </table:table-cell>
          <table:table-cell table:style-name="Table1.C2" office:value-type="string">
            <text:p text:style-name="P50">ok – Nachlesen</text:p>
          </table:table-cell>
        </table:table-row>
        <table:table-row>
          <table:table-cell table:style-name="Table1.A2" office:value-type="string">
            <text:p text:style-name="P12"><text:span text:style-name="T1">&lt;</text:span><text:span text:style-name="T3">queryResultWindowSize</text:span><text:span text:style-name="T1">&gt;</text:span>20<text:span text:style-name="T1">&lt;/</text:span><text:span text:style-name="T3">queryResultWindowSize</text:span><text:span text:style-name="T1">&gt;</text:span></text:p>
          </table:table-cell>
          <table:table-cell table:style-name="Table1.A2" office:value-type="string">
            <text:p text:style-name="P12"><text:span text:style-name="T1">&lt;</text:span><text:span text:style-name="T2">queryResultWindowSize</text:span><text:span text:style-name="T1">&gt;</text:span>20<text:span text:style-name="T1">&lt;/</text:span><text:span text:style-name="T2">queryResultWindowSize</text:span><text:span text:style-name="T1">&gt;</text:span></text:p>
          </table:table-cell>
          <table:table-cell table:style-name="Table1.C2" office:value-type="string">
            <text:p text:style-name="P50">ok – Nachlesen</text:p>
          </table:table-cell>
        </table:table-row>
        <table:table-row>
          <table:table-cell table:style-name="Table1.A2" office:value-type="string">
            <text:p text:style-name="P12"><text:span text:style-name="T1">&lt;</text:span><text:span text:style-name="T3">queryResultMaxDocsCached</text:span><text:span text:style-name="T1">&gt;</text:span>200<text:span text:style-name="T1">&lt;/</text:span><text:span text:style-name="T3">queryResultMaxDocsCached</text:span><text:span text:style-name="T1">&gt;</text:span></text:p>
          </table:table-cell>
          <table:table-cell table:style-name="Table1.A2" office:value-type="string">
            <text:p text:style-name="P12"><text:span text:style-name="T1">&lt;</text:span><text:span text:style-name="T3">queryResultMaxDocsCached</text:span><text:span text:style-name="T1">&gt;</text:span>200<text:span text:style-name="T1">&lt;/</text:span><text:span text:style-name="T3">queryResultMaxDocsCached</text:span><text:span text:style-name="T1">&gt;</text:span></text:p>
            <text:p text:style-name="P12"/>
          </table:table-cell>
          <table:table-cell table:style-name="Table1.C2" office:value-type="string">
            <text:p text:style-name="P50">ok – Nachlesen !</text:p>
          </table:table-cell>
        </table:table-row>
        <text:soft-page-break/>
        <table:table-row>
          <table:table-cell table:style-name="Table1.A2" office:value-type="string">
            <text:p text:style-name="P12"><text:span text:style-name="T1">&lt;</text:span><text:span text:style-name="T3">listener</text:span><text:span text:style-name="T7"> </text:span><text:span text:style-name="T12">event</text:span><text:span text:style-name="T18">="newSearcher" </text:span><text:span text:style-name="T12">class</text:span><text:span text:style-name="T18">="solr.QuerySenderListener"</text:span><text:span text:style-name="T1">&gt;</text:span></text:p>
            <text:p text:style-name="P31"><text:s text:c="2"/><text:span text:style-name="T26">&lt;</text:span><text:span text:style-name="T4">arr </text:span><text:span text:style-name="T13">name</text:span><text:span text:style-name="T20">="queries"</text:span><text:span text:style-name="T26">&gt;</text:span></text:p>
            <text:p text:style-name="P31"><text:s text:c="2"/><text:span text:style-name="T26">&lt;/</text:span><text:span text:style-name="T4">arr</text:span><text:span text:style-name="T26">&gt;</text:span></text:p>
            <text:p text:style-name="P32"><text:span text:style-name="T1">&lt;/</text:span><text:span text:style-name="T3">listener</text:span><text:span text:style-name="T1">&gt;</text:span></text:p>
            <text:p text:style-name="P32"><text:span text:style-name="T1">&lt;</text:span><text:span text:style-name="T3">listener</text:span><text:span text:style-name="T7"> </text:span><text:span text:style-name="T12">event</text:span><text:span text:style-name="T18">="firstSearcher" </text:span><text:span text:style-name="T12">class</text:span><text:span text:style-name="T18">="solr.QuerySenderListener"</text:span><text:span text:style-name="T1">&gt;</text:span></text:p>
            <text:p text:style-name="P31"><text:s text:c="2"/><text:span text:style-name="T26">&lt;</text:span><text:span text:style-name="T4">arr </text:span><text:span text:style-name="T13">name</text:span><text:span text:style-name="T20">="queries"</text:span><text:span text:style-name="T26">&gt;</text:span></text:p>
            <text:p text:style-name="P31"><text:s text:c="2"/><text:span text:style-name="T26">&lt;/</text:span><text:span text:style-name="T4">arr</text:span><text:span text:style-name="T26">&gt;</text:span></text:p>
            <text:p text:style-name="P10"><text:span text:style-name="T1">&lt;/</text:span><text:span text:style-name="T3">listener</text:span><text:span text:style-name="T1">&gt;</text:span></text:p>
          </table:table-cell>
          <table:table-cell table:style-name="Table1.A2" office:value-type="string">
            <text:p text:style-name="P12">auch in 4.10.2 definieren wir keine Listener</text:p>
          </table:table-cell>
          <table:table-cell table:style-name="Table1.C2" office:value-type="string">
            <text:p text:style-name="P50">Überprüfen ob sinnvoll!</text:p>
          </table:table-cell>
        </table:table-row>
        <table:table-row>
          <table:table-cell table:style-name="Table1.A2" office:value-type="string">
            <text:p text:style-name="P12"><text:span text:style-name="T1">&lt;</text:span><text:span text:style-name="T3">useColdSearcher</text:span><text:span text:style-name="T1">&gt;</text:span>false<text:span text:style-name="T1">&lt;/</text:span><text:span text:style-name="T3">useColdSearcher</text:span><text:span text:style-name="T1">&gt;</text:span></text:p>
          </table:table-cell>
          <table:table-cell table:style-name="Table1.A2" office:value-type="string">
            <text:p text:style-name="P12"><text:span text:style-name="T1">&lt;</text:span><text:span text:style-name="T3">useColdSearcher</text:span><text:span text:style-name="T1">&gt;</text:span>false<text:span text:style-name="T1">&lt;/</text:span><text:span text:style-name="T3">useColdSearcher</text:span><text:span text:style-name="T1">&gt;</text:span></text:p>
          </table:table-cell>
          <table:table-cell table:style-name="Table1.C2" office:value-type="string">
            <text:p text:style-name="P50">ok Nachlesen</text:p>
          </table:table-cell>
        </table:table-row>
        <table:table-row>
          <table:table-cell table:style-name="Table1.A2" office:value-type="string">
            <text:p text:style-name="P12"><text:span text:style-name="T1">&lt;</text:span><text:span text:style-name="T3">maxWarmingSearchers</text:span><text:span text:style-name="T1">&gt;</text:span>2<text:span text:style-name="T1">&lt;/</text:span><text:span text:style-name="T3">maxWarmingSearchers</text:span><text:span text:style-name="T1">&gt;</text:span></text:p>
          </table:table-cell>
          <table:table-cell table:style-name="Table1.A2" office:value-type="string">
            <text:p text:style-name="P12"><text:span text:style-name="T1">&lt;</text:span><text:span text:style-name="T3">maxWarmingSearchers</text:span><text:span text:style-name="T1">&gt;</text:span>2<text:span text:style-name="T1">&lt;/</text:span><text:span text:style-name="T3">maxWarmingSearchers</text:span><text:span text:style-name="T1">&gt;</text:span></text:p>
          </table:table-cell>
          <table:table-cell table:style-name="Table1.C2" office:value-type="string">
            <text:p text:style-name="P50">ok Nachlesen</text:p>
          </table:table-cell>
        </table:table-row>
        <table:table-row>
          <table:table-cell table:style-name="Table1.A2" office:value-type="string">
            <text:p text:style-name="P12"><text:span text:style-name="T1">&lt;</text:span><text:span text:style-name="T2">requestDispatcher </text:span><text:span text:style-name="T12">handleSelect</text:span><text:span text:style-name="T18">="true" </text:span><text:span text:style-name="T1">&gt;</text:span></text:p>
            <text:p text:style-name="P12">abgeändert vom Default wert</text:p>
          </table:table-cell>
          <table:table-cell table:style-name="Table1.A2" office:value-type="string">
            <text:p text:style-name="P12"><text:span text:style-name="T1">&lt;</text:span><text:span text:style-name="T2">requestDispatcher </text:span><text:span text:style-name="T12">handleSelect</text:span><text:span text:style-name="T18">="true" </text:span><text:span text:style-name="T1">&gt;</text:span></text:p>
            <text:p text:style-name="P12"/>
          </table:table-cell>
          <table:table-cell table:style-name="Table1.C2" office:value-type="string">
            <text:p text:style-name="P1">alter Kommentar!</text:p>
            <text:p text:style-name="P1">&lt;!-- GH</text:p>
            <text:p text:style-name="P34"><text:s text:c="2"/><text:span text:style-name="T27">set handleSelect=true (and disable the /select RequestHandler otherwise qt parameters aren't processed</text:span></text:p>
            <text:p text:style-name="P34"><text:s text:c="2"/><text:span text:style-name="T27">(the standard procedure for VuFind)</text:span></text:p>
            <text:p text:style-name="P34"><text:s text:c="2"/><text:span text:style-name="T27">if handleSelect=false the qt - parameter is ignored</text:span></text:p>
            <text:p text:style-name="P34"><text:s text:c="2"/><text:span text:style-name="T27">(and no VuFind request is running)</text:span></text:p>
            <text:p text:style-name="P34"><text:s text:c="2"/><text:span text:style-name="T27">compare documentation in Solr Reference Guide "Request Dispatcher in SolrConfig" p. 294 (version 4.9)</text:span></text:p>
            <text:p text:style-name="P27">→<text:line-break/><text:line-break/><text:span text:style-name="T37">ist das heute noch so gültig??</text:span></text:p>
            <text:p text:style-name="P50"/>
          </table:table-cell>
        </table:table-row>
        <table:table-row>
          <table:table-cell table:style-name="Table1.A2" office:value-type="string">
            <text:p text:style-name="P12"><text:span text:style-name="T1">&lt;</text:span><text:span text:style-name="T2">requestParsers </text:span><text:span text:style-name="T12">enableRemoteStreaming</text:span><text:span text:style-name="T18">="true"</text:span></text:p>
            <text:p text:style-name="P31"><text:span text:style-name="T19"><text:s text:c="16"/></text:span><text:span text:style-name="T13">multipartUploadLimitInKB</text:span><text:span text:style-name="T20">="2048000"</text:span></text:p>
            <text:p text:style-name="P31"><text:span text:style-name="T19"><text:s text:c="16"/></text:span><text:soft-page-break/><text:span text:style-name="T14">formdataUploadLimitInKB</text:span><text:span text:style-name="T20">="2048"</text:span></text:p>
            <text:p text:style-name="P9"><text:span text:style-name="T19"><text:s text:c="16"/></text:span><text:span text:style-name="T13">addHttpRequestToContext</text:span><text:span text:style-name="T20">="false"</text:span><text:span text:style-name="T26">/&gt;</text:span></text:p>
          </table:table-cell>
          <table:table-cell table:style-name="Table1.A2" office:value-type="string">
            <text:p text:style-name="P12"><text:span text:style-name="T1">&lt;</text:span><text:span text:style-name="T2">requestParsers </text:span><text:span text:style-name="T12">enableRemoteStreaming</text:span><text:span text:style-name="T18">="true" </text:span></text:p>
            <text:p text:style-name="P31"><text:span text:style-name="T19"><text:s text:c="16"/></text:span><text:span text:style-name="T13">multipartUploadLimitInKB</text:span><text:span text:style-name="T20">="2048000"</text:span></text:p>
            <text:p text:style-name="P31"><text:span text:style-name="T19"><text:s text:c="16"/></text:span><text:soft-page-break/><text:span text:style-name="T13">formdataUploadLimitInKB</text:span><text:span text:style-name="T20">="2048"</text:span></text:p>
            <text:p text:style-name="P9"><text:span text:style-name="T19"><text:s text:c="16"/></text:span><text:span text:style-name="T13">addHttpRequestToContext</text:span><text:span text:style-name="T20">="false"</text:span><text:span text:style-name="T26">/&gt;</text:span></text:p>
          </table:table-cell>
          <table:table-cell table:style-name="Table1.C2" office:value-type="string">
            <text:p text:style-name="P2">ok – Bedeutung nachlesen</text:p>
          </table:table-cell>
        </table:table-row>
        <table:table-row>
          <table:table-cell table:style-name="Table1.A2" office:value-type="string">
            <text:p text:style-name="P12"><text:span text:style-name="T1">&lt;</text:span><text:span text:style-name="T2">httpCaching </text:span><text:span text:style-name="T12">never304</text:span><text:span text:style-name="T18">="true" </text:span><text:span text:style-name="T1">/&gt;</text:span></text:p>
          </table:table-cell>
          <table:table-cell table:style-name="Table1.A2" office:value-type="string">
            <text:p text:style-name="P12"><text:span text:style-name="T1">&lt;</text:span><text:span text:style-name="T2">httpCaching </text:span><text:span text:style-name="T12">never304</text:span><text:span text:style-name="T18">="true" </text:span><text:span text:style-name="T1">/&gt;</text:span></text:p>
          </table:table-cell>
          <table:table-cell table:style-name="Table1.C2" office:value-type="string">
            <text:p text:style-name="P2">ok<text:line-break/>Nachlesen<text:line-break/>hier gibt es noch einige Kommentare in der original SOLR config Datei – nachlesen, zusammen mit Reference guide</text:p>
          </table:table-cell>
        </table:table-row>
        <table:table-row>
          <table:table-cell table:style-name="Table1.A2" office:value-type="string">
            <text:p text:style-name="P14"><text:span text:style-name="T29">&lt;</text:span><text:span text:style-name="T9">requestHandler </text:span><text:span text:style-name="T17">name</text:span><text:span text:style-name="T22">="standard"<text:line-break/></text:span><text:span text:style-name="T1">&lt;</text:span><text:span text:style-name="T2">requestHandler </text:span><text:span text:style-name="T12">name</text:span><text:span text:style-name="T18">="dismax"<text:line-break/></text:span><text:span text:style-name="T1">&lt;</text:span><text:span text:style-name="T2">requestHandler </text:span><text:span text:style-name="T12">name</text:span><text:span text:style-name="T18">="edismax"<text:line-break/></text:span><text:span text:style-name="T1">&lt;</text:span><text:span text:style-name="T2">requestHandler </text:span><text:span text:style-name="T12">name</text:span><text:span text:style-name="T18">="morelikethis"</text:span></text:p>
          </table:table-cell>
          <table:table-cell table:style-name="Table1.A2" office:value-type="string">
            <text:p text:style-name="P12"/>
          </table:table-cell>
          <table:table-cell table:style-name="Table1.C2" office:value-type="string">
            <text:p text:style-name="P3">spezielle VuFind Request Handler<text:line-break/>- so alles noch gültig?</text:p>
          </table:table-cell>
        </table:table-row>
        <table:table-row>
          <table:table-cell table:style-name="Table1.A2" office:value-type="string">
            <text:p text:style-name="P14"><text:span text:style-name="T1">&lt;</text:span><text:span text:style-name="T2">requestHandler </text:span><text:span text:style-name="T12">name</text:span><text:span text:style-name="T18">="/query"</text:span></text:p>
          </table:table-cell>
          <table:table-cell table:style-name="Table1.A2" office:value-type="string">
            <text:p text:style-name="P12"><text:span text:style-name="T1">&lt;</text:span><text:span text:style-name="T2">requestHandler </text:span><text:span text:style-name="T12">name</text:span><text:span text:style-name="T18">="/query"</text:span></text:p>
          </table:table-cell>
          <table:table-cell table:style-name="Table1.C2" office:value-type="string">
            <text:p text:style-name="P3">Standardhandler aus default Konfiguration</text:p>
          </table:table-cell>
        </table:table-row>
        <table:table-row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2"><text:span text:style-name="T1">&lt;</text:span><text:span text:style-name="T2">requestHandler </text:span><text:span text:style-name="T12">name</text:span><text:span text:style-name="T18">="/get" </text:span><text:span text:style-name="T12">class</text:span><text:span text:style-name="T18">="solr.RealTimeGetHandler"</text:span><text:span text:style-name="T1">&gt;</text:span></text:p>
            <text:p text:style-name="P31"><text:s text:c="3"/><text:span text:style-name="T26">&lt;</text:span><text:span text:style-name="T4">lst </text:span><text:span text:style-name="T13">name</text:span><text:span text:style-name="T20">="defaults"</text:span><text:span text:style-name="T26">&gt;</text:span></text:p>
            <text:p text:style-name="P31"><text:s text:c="5"/><text:span text:style-name="T26">&lt;</text:span><text:span text:style-name="T4">str </text:span><text:span text:style-name="T13">name</text:span><text:span text:style-name="T20">="omitHeader"</text:span><text:span text:style-name="T26">&gt;</text:span><text:span text:style-name="T25">true</text:span><text:span text:style-name="T26">&lt;/</text:span><text:span text:style-name="T4">str</text:span><text:span text:style-name="T26">&gt;</text:span></text:p>
            <text:p text:style-name="P31"><text:s text:c="5"/><text:span text:style-name="T26">&lt;</text:span><text:span text:style-name="T4">str </text:span><text:span text:style-name="T13">name</text:span><text:span text:style-name="T20">="wt"</text:span><text:span text:style-name="T26">&gt;</text:span><text:span text:style-name="T25">json</text:span><text:span text:style-name="T26">&lt;/</text:span><text:span text:style-name="T4">str</text:span><text:span text:style-name="T26">&gt;</text:span></text:p>
            <text:p text:style-name="P31"><text:s text:c="5"/><text:span text:style-name="T26">&lt;</text:span><text:span text:style-name="T4">str </text:span><text:span text:style-name="T13">name</text:span><text:span text:style-name="T20">="indent"</text:span><text:span text:style-name="T26">&gt;</text:span><text:span text:style-name="T25">true</text:span><text:span text:style-name="T26">&lt;/</text:span><text:span text:style-name="T4">str</text:span><text:span text:style-name="T26">&gt;</text:span></text:p>
            <text:p text:style-name="P31"><text:s text:c="3"/><text:span text:style-name="T26">&lt;/</text:span><text:span text:style-name="T4">lst</text:span><text:span text:style-name="T26">&gt;</text:span></text:p>
            <text:p text:style-name="P10"><text:span text:style-name="T1">&lt;/</text:span><text:span text:style-name="T2">requestHandler</text:span><text:span text:style-name="T1">&gt;</text:span></text:p>
          </table:table-cell>
          <table:table-cell table:style-name="Table1.C2" office:value-type="string">
            <text:p text:style-name="P3">War wohl Standard in 4.10.2<text:line-break/>habe ich so in 5.2.1 nicht gesehen</text:p>
            <text:p text:style-name="P3">brauchen wir so etwas?<text:line-break/></text:p>
          </table:table-cell>
        </table:table-row>
        <table:table-row>
          <table:table-cell table:style-name="Table1.A2" office:value-type="string">
            <text:p text:style-name="P16"><text:span text:style-name="T38">noch zwei Handler<text:line-break/></text:span><text:span text:style-name="T1">&lt;</text:span><text:span text:style-name="T2">requestHandler </text:span><text:span text:style-name="T12">name</text:span><text:span text:style-name="T18">="/export" </text:span><text:span text:style-name="T12">class</text:span><text:span text:style-name="T18">="solr.SearchHandler"</text:span><text:span text:style-name="T1">&gt;</text:span></text:p>
            <text:p text:style-name="P15"><text:span text:style-name="T1">&lt;</text:span><text:span text:style-name="T2">requestHandler </text:span><text:span text:style-name="T12">name</text:span><text:span text:style-name="T18">="/stream" </text:span><text:span text:style-name="T12">class</text:span><text:span text:style-name="T18">="solr.StreamHandler"</text:span><text:span text:style-name="T1">&gt;</text:span></text:p>
          </table:table-cell>
          <table:table-cell table:style-name="Table1.A2" office:value-type="string">
            <text:p text:style-name="P12"/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16"><text:span text:style-name="T1">&lt;</text:span><text:span text:style-name="T3">requestHandler</text:span><text:span text:style-name="T7"> </text:span><text:span text:style-name="T12">name</text:span><text:span text:style-name="T18">="/update" </text:span><text:span text:style-name="T12">class</text:span><text:span text:style-name="T18">="solr.UpdateRequestHandler"</text:span><text:span text:style-name="T1">&gt;</text:span></text:p>
            <text:p text:style-name="P10"><text:span text:style-name="T1">&lt;/</text:span><text:span text:style-name="T3">requestHandler</text:span><text:span text:style-name="T1">&gt;</text:span></text:p>
          </table:table-cell>
          <table:table-cell table:style-name="Table1.A2" office:value-type="string">
            <text:p text:style-name="P12"><text:span text:style-name="T1">&lt;</text:span><text:span text:style-name="T3">requestHandler</text:span><text:span text:style-name="T7"> </text:span><text:span text:style-name="T12">name</text:span><text:span text:style-name="T18">="/update" </text:span><text:span text:style-name="T12">class</text:span><text:span text:style-name="T18">="solr.UpdateRequestHandler"</text:span><text:span text:style-name="T1">&gt;</text:span></text:p>
            <text:p text:style-name="P10"><text:span text:style-name="T1">&lt;/</text:span><text:span text:style-name="T3">requestHandler</text:span><text:span text:style-name="T1">&gt;</text:span></text:p>
          </table:table-cell>
          <table:table-cell table:style-name="Table1.C2" office:value-type="string">
            <text:p text:style-name="P4">in 5.2.1 ist der Update Request Handler auskommentiert, den wir jedoch verwenden<text:line-break/><text:line-break/><text:span text:style-name="T39">→ unbedingt das neue Handling der UpdateHandler nachlesen und verstehen, evtl. anpassen!</text:span></text:p>
            <text:p text:style-name="P4"><text:soft-page-break/></text:p>
            <text:p text:style-name="P4"/>
          </table:table-cell>
        </table:table-row>
        <table:table-row>
          <table:table-cell table:style-name="Table1.A2" office:value-type="string">
            <text:p text:style-name="P16"><text:span text:style-name="T1">&lt;</text:span><text:span text:style-name="T2">initParams </text:span><text:span text:style-name="T12">path</text:span><text:span text:style-name="T18">="/update/**,/query,/select,/tvrh,/elevate,/spell,/browse"</text:span><text:span text:style-name="T1">&gt;</text:span></text:p>
            <text:p text:style-name="P31"><text:s text:c="2"/><text:span text:style-name="T26">&lt;</text:span><text:span text:style-name="T4">lst </text:span><text:span text:style-name="T13">name</text:span><text:span text:style-name="T20">="defaults"</text:span><text:span text:style-name="T26">&gt;</text:span></text:p>
            <text:p text:style-name="P31"><text:s text:c="4"/><text:span text:style-name="T26">&lt;</text:span><text:span text:style-name="T4">str </text:span><text:span text:style-name="T13">name</text:span><text:span text:style-name="T20">="df"</text:span><text:span text:style-name="T26">&gt;</text:span><text:span text:style-name="T25">text</text:span><text:span text:style-name="T26">&lt;/</text:span><text:span text:style-name="T4">str</text:span><text:span text:style-name="T26">&gt;</text:span></text:p>
            <text:p text:style-name="P31"><text:s text:c="2"/><text:span text:style-name="T26">&lt;/</text:span><text:span text:style-name="T4">lst</text:span><text:span text:style-name="T26">&gt;</text:span></text:p>
            <text:p text:style-name="P32"><text:span text:style-name="T1">&lt;/</text:span><text:span text:style-name="T2">initParams</text:span><text:span text:style-name="T1">&gt;</text:span></text:p>
            <text:p text:style-name="P32"><text:span text:style-name="T1">&lt;</text:span><text:span text:style-name="T2">initParams </text:span><text:span text:style-name="T12">path</text:span><text:span text:style-name="T18">="/update/json/docs"</text:span><text:span text:style-name="T1">&gt;</text:span></text:p>
            <text:p text:style-name="P31"><text:s text:c="2"/><text:span text:style-name="T26">&lt;</text:span><text:span text:style-name="T4">lst </text:span><text:span text:style-name="T13">name</text:span><text:span text:style-name="T20">="defaults"</text:span><text:span text:style-name="T26">&gt;</text:span></text:p>
            <text:p text:style-name="P31"><text:s text:c="4"/><text:span text:style-name="T31">&lt;!--this ensures that the entire json doc will be stored verbatim into one field--&gt;</text:span></text:p>
            <text:p text:style-name="P31"><text:span text:style-name="T30"><text:s text:c="4"/></text:span><text:span text:style-name="T26">&lt;</text:span><text:span text:style-name="T4">str </text:span><text:span text:style-name="T13">name</text:span><text:span text:style-name="T20">="srcField"</text:span><text:span text:style-name="T26">&gt;</text:span><text:span text:style-name="T25">_src_</text:span><text:span text:style-name="T26">&lt;/</text:span><text:span text:style-name="T4">str</text:span><text:span text:style-name="T26">&gt;</text:span></text:p>
            <text:p text:style-name="P31"><text:s text:c="4"/><text:span text:style-name="T31">&lt;!--This means a the uniqueKeyField will be extracted from the fields and</text:span></text:p>
            <text:p text:style-name="P34"><text:s text:c="5"/><text:span text:style-name="T27">all fields go into the 'df' field. In this config df is already configured to be 'text'</text:span></text:p>
            <text:p text:style-name="P34"><text:s text:c="6"/><text:span text:style-name="T27">--&gt;</text:span></text:p>
            <text:p text:style-name="P31"><text:span text:style-name="T30"><text:s text:c="4"/></text:span><text:span text:style-name="T26">&lt;</text:span><text:span text:style-name="T4">str </text:span><text:span text:style-name="T13">name</text:span><text:span text:style-name="T20">="mapUniqueKeyOnly"</text:span><text:span text:style-name="T26">&gt;</text:span><text:span text:style-name="T25">true</text:span><text:span text:style-name="T26">&lt;/</text:span><text:span text:style-name="T4">str</text:span><text:span text:style-name="T26">&gt;</text:span></text:p>
            <text:p text:style-name="P31"><text:s text:c="2"/><text:span text:style-name="T26">&lt;/</text:span><text:span text:style-name="T4">lst</text:span><text:span text:style-name="T26">&gt;</text:span></text:p>
            <text:p text:style-name="P10"><text:span text:style-name="T1">&lt;/</text:span><text:span text:style-name="T2">initParams</text:span><text:span text:style-name="T1">&gt;</text:span></text:p>
            <text:p text:style-name="P16"><text:span text:style-name="T1"/></text:p>
          </table:table-cell>
          <table:table-cell table:style-name="Table1.A2" office:value-type="string">
            <text:p text:style-name="P13">gibt es nicht</text:p>
          </table:table-cell>
          <table:table-cell table:style-name="Table1.C2" office:value-type="string">
            <text:p text:style-name="P4">neu in 5.2.1<text:line-break/>was bedeutet das???</text:p>
          </table:table-cell>
        </table:table-row>
        <table:table-row>
          <table:table-cell table:style-name="Table1.A2" office:value-type="string">
            <text:p text:style-name="P16"><text:span text:style-name="T1">&lt;</text:span><text:span text:style-name="T2">requestHandler </text:span><text:span text:style-name="T12">name</text:span><text:span text:style-name="T18">="/update/json" </text:span><text:span text:style-name="T12">class</text:span><text:span text:style-name="T18">="solr.UpdateRequestHandler"</text:span><text:span text:style-name="T1">&gt;</text:span></text:p>
            <text:p text:style-name="P31"><text:s text:c="6"/><text:span text:style-name="T26">&lt;</text:span><text:span text:style-name="T4">lst </text:span><text:span text:style-name="T13">name</text:span><text:span text:style-name="T20">="defaults"</text:span><text:span text:style-name="T26">&gt;</text:span></text:p>
            <text:p text:style-name="P31"><text:s text:c="7"/><text:span text:style-name="T26">&lt;</text:span><text:span text:style-name="T4">str </text:span><text:span text:style-name="T13">name</text:span><text:span text:style-name="T20">="stream.contentType"</text:span><text:span text:style-name="T26">&gt;</text:span><text:span text:style-name="T25">application/json</text:span><text:span text:style-name="T26">&lt;/</text:span><text:span text:style-name="T4">str</text:span><text:span text:style-name="T26">&gt;</text:span></text:p>
            <text:p text:style-name="P31"><text:s text:c="5"/><text:span text:style-name="T26">&lt;/</text:span><text:span text:style-name="T4">lst</text:span><text:span text:style-name="T26">&gt;</text:span></text:p>
            <text:p text:style-name="P32"><text:span text:style-name="T1">&lt;/</text:span><text:span text:style-name="T2">requestHandler</text:span><text:span text:style-name="T1">&gt;</text:span></text:p>
            <text:p text:style-name="P32"><text:span text:style-name="T1">&lt;</text:span><text:span text:style-name="T2">requestHandler </text:span><text:span text:style-name="T12">name</text:span><text:span text:style-name="T18">="/update/csv" </text:span><text:span text:style-name="T12">class</text:span><text:span text:style-name="T18">="solr.UpdateRequestHandler"</text:span><text:span text:style-name="T1">&gt;</text:span></text:p>
            <text:p text:style-name="P31"><text:s text:c="6"/><text:span text:style-name="T26">&lt;</text:span><text:span text:style-name="T4">lst </text:span><text:span text:style-name="T13">name</text:span><text:span text:style-name="T20">="defaults"</text:span><text:span text:style-name="T26">&gt;</text:span></text:p>
            <text:p text:style-name="P31"><text:s text:c="7"/><text:span text:style-name="T26">&lt;</text:span><text:span text:style-name="T4">str </text:span><text:soft-page-break/><text:span text:style-name="T13">name</text:span><text:span text:style-name="T20">="stream.contentType"</text:span><text:span text:style-name="T26">&gt;</text:span><text:span text:style-name="T25">application/csv</text:span><text:span text:style-name="T26">&lt;/</text:span><text:span text:style-name="T4">str</text:span><text:span text:style-name="T26">&gt;</text:span></text:p>
            <text:p text:style-name="P31"><text:s text:c="5"/><text:span text:style-name="T26">&lt;/</text:span><text:span text:style-name="T4">lst</text:span><text:span text:style-name="T26">&gt;</text:span></text:p>
            <text:p text:style-name="P10"><text:span text:style-name="T1">&lt;/</text:span><text:span text:style-name="T2">requestHandler</text:span><text:span text:style-name="T1">&gt;</text:span></text:p>
          </table:table-cell>
          <table:table-cell table:style-name="Table1.A2" office:value-type="string">
            <text:p text:style-name="P13"/>
          </table:table-cell>
          <table:table-cell table:style-name="Table1.C2" office:value-type="string">
            <text:p text:style-name="P5">waren in 5.2.1 auskommentiert</text:p>
          </table:table-cell>
        </table:table-row>
        <table:table-row>
          <table:table-cell table:style-name="Table1.A2" office:value-type="string">
            <text:p text:style-name="P17">weitere Analysis field und document handler </text:p>
          </table:table-cell>
          <table:table-cell table:style-name="Table1.A2" office:value-type="string">
            <text:p text:style-name="P13"/>
          </table:table-cell>
          <table:table-cell table:style-name="Table1.C2" office:value-type="string">
            <text:p text:style-name="P5">brauchen wir diese??</text:p>
          </table:table-cell>
        </table:table-row>
        <table:table-row>
          <table:table-cell table:style-name="Table1.A2" office:value-type="string">
            <text:p text:style-name="P18">search Component spellchecker<text:line-break/></text:p>
          </table:table-cell>
          <table:table-cell table:style-name="Table1.A2" office:value-type="string">
            <text:p text:style-name="P13"/>
          </table:table-cell>
          <table:table-cell table:style-name="Table1.C2" office:value-type="string">
            <text:p text:style-name="P6">neue Möglichkeiten in 5.2.1 ansehen!!</text:p>
          </table:table-cell>
        </table:table-row>
        <table:table-row>
          <table:table-cell table:style-name="Table1.A2" office:value-type="string">
            <text:p text:style-name="P19">neu gibt es eine Search component suggest</text:p>
          </table:table-cell>
          <table:table-cell table:style-name="Table1.A2" office:value-type="string">
            <text:p text:style-name="P13"/>
          </table:table-cell>
          <table:table-cell table:style-name="Table1.C2" office:value-type="string">
            <text:p text:style-name="P7">wie einsetzen???</text:p>
          </table:table-cell>
        </table:table-row>
        <table:table-row>
          <table:table-cell table:style-name="Table1.A2" office:value-type="string">
            <text:p text:style-name="P19">SolrHighlight component bietet eine Reihe neuer Möglichkeiten – evaluieren!<text:line-break/><text:line-break/>ich habe die alten aus 4.10.2 genommen</text:p>
          </table:table-cell>
          <table:table-cell table:style-name="Table1.A2" office:value-type="string">
            <text:p text:style-name="P13"/>
          </table:table-cell>
          <table:table-cell table:style-name="Table1.C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20">was mache ich mit den Update Processor Klassen?</text:p>
          </table:table-cell>
          <table:table-cell table:style-name="Table1.A2" office:value-type="string">
            <text:p text:style-name="P13"/>
          </table:table-cell>
          <table:table-cell table:style-name="Table1.C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21">es werden eigene Definitionen für QueryParser angegeben – für uns wohl im Moment nicht zu gebrauchen</text:p>
          </table:table-cell>
          <table:table-cell table:style-name="Table1.A2" office:value-type="string">
            <text:p text:style-name="P13"/>
          </table:table-cell>
          <table:table-cell table:style-name="Table1.C2" office:value-type="string">
            <text:p text:style-name="P7"/>
          </table:table-cell>
        </table:table-row>
      </table:table>
      <text:p text:style-name="Standard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5:02:35.967777274</meta:creation-date>
    <dc:date>2015-08-16T16:55:23.963130612</dc:date>
    <meta:editing-duration>PT1H51M37S</meta:editing-duration>
    <meta:editing-cycles>23</meta:editing-cycles>
    <meta:generator>LibreOffice/4.2.8.2$Linux_X86_64 LibreOffice_project/420m0$Build-2</meta:generator>
    <meta:document-statistic meta:table-count="1" meta:image-count="0" meta:object-count="0" meta:page-count="8" meta:paragraph-count="258" meta:word-count="899" meta:character-count="10312" meta:non-whitespace-character-count="8926"/>
  </office:meta>
</office:document-meta>
</file>